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code_lngname_construction_input[]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code_lngname_construction_input[])TO user_&lt;&lt;$app_name$&gt;&gt;_data_admin;">
            <text:p>GRANT EXECUTE ON FUNCTION add_code_lng_names(par_if_exists boolean, par_c t_addressed_code_key_by_lng, VARIADIC par_codesnames_array code_lngname_construction_input[])TO user_&lt;&lt;$app_name$&gt;&gt;_data_admin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add_code_lng_names(par_if_exists boolean, par_c t_addressed_code_key_by_lng, VARIADIC par_codesnames_array code_lngname_construction_input[]);">
            <text:p>DROP FUNCTION IF EXISTS add_code_lng_names(par_if_exists boolean, par_c t_addressed_code_key_by_lng, VARIADIC par_codesnames_array code_lngname_construction_input[]);</text:p>
          </table:table-cell>
          <table:table-cell table:number-columns-repeated="1015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code_lng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code_lngname_construction_input;">
            <text:p>DROP TYPE IF EXISTS code_lng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.03.2010</text:date>, <text:time>11:27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3-08T11:27:53.53</dc:date>
    <dc:creator>Belka </dc:creator>
    <meta:editing-duration>PT39H37M53S</meta:editing-duration>
    <meta:editing-cycles>14</meta:editing-cycles>
    <meta:generator>OpenOffice.org/3.1$Win32 OpenOffice.org_project/310m19$Build-9420</meta:generator>
    <meta:document-statistic meta:table-count="3" meta:cell-count="260" meta:object-count="0"/>
  </office:meta>
</office:document-meta>
</file>